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Arial, Helvetic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73a3c" style:font-name="Montserrat" fo:font-size="10.5pt" fo:letter-spacing="normal" fo:font-style="normal" fo:font-weight="normal"/>
    </style:style>
    <style:style style:name="T2" style:family="text">
      <style:text-properties fo:font-variant="normal" fo:text-transform="none" fo:color="#373a3c" style:font-name="Montserrat" fo:font-size="10.5pt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Youtube</text:span><text:line-break/><text:span text:style-name="T1">* El canal deberia de estar referencia al usuario al que pertence </text:span><text:span text:style-name="T2">// hecho</text:span><text:line-break/><text:span text:style-name="T1">* La playlist es una relación entre el usuario y los videos, por lo que falta el id del video. </text:span><text:span text:style-name="T2">//he creado una tabla adicional 'videos-en-playlist' donde se hace esta relación</text:span><text:line-break/><text:span text:style-name="T1">*La relación entre usuario y video deberia ser 1 a N. Un usuario puede publicar muchos videos pero el video solo puede ser publicado por un usuario. </text:span><text:span text:style-name="T2">//He eliminado la tabla que sobraba y corregido las FKs</text:span><text:line-break/><text:span text:style-name="T1">* La tabla de like comentario deberia ser una relación entre el usuario y el comentario.</text:span> <text:span text:style-name="T3">//sí me he confundido. Ya lo he corregi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Arial, Helvetic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Enrique Rodriguez Guia</meta:initial-creator>
    <meta:creation-date>2021-07-12T15:53:30.60</meta:creation-date>
    <meta:document-statistic meta:table-count="0" meta:image-count="0" meta:object-count="0" meta:page-count="1" meta:paragraph-count="1" meta:word-count="107" meta:character-count="594"/>
    <dc:date>2021-07-12T15:59:05.29</dc:date>
    <dc:creator>Luis Enrique Rodriguez Guia</dc:creator>
    <meta:editing-duration>PT5M34S</meta:editing-duration>
    <meta:editing-cycles>1</meta:editing-cycles>
    <meta:generator>OpenOffice/4.1.10$Win32 OpenOffice.org_project/4110m2$Build-9807</meta:generator>
  </office:meta>
</office:document-meta>
</file>